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43d" officeooo:paragraph-rsid="0011543d"/>
    </style:style>
    <style:style style:name="P2" style:family="paragraph" style:parent-style-name="Standard">
      <style:text-properties officeooo:rsid="0011543d" officeooo:paragraph-rsid="0012ad30"/>
    </style:style>
    <style:style style:name="P3" style:family="paragraph" style:parent-style-name="Standard">
      <style:paragraph-properties fo:text-align="center" style:justify-single-word="false"/>
      <style:text-properties fo:font-size="18pt" officeooo:rsid="0011543d" officeooo:paragraph-rsid="0011543d" style:font-size-asian="18pt" style:font-size-complex="18pt"/>
    </style:style>
    <style:style style:name="P4" style:family="paragraph" style:parent-style-name="Standard">
      <style:text-properties fo:font-size="16pt" officeooo:rsid="0011543d" officeooo:paragraph-rsid="0011543d" style:font-size-asian="16pt" style:font-size-complex="16pt"/>
    </style:style>
    <style:style style:name="P5" style:family="paragraph" style:parent-style-name="Standard">
      <style:text-properties fo:font-size="16pt" fo:font-weight="normal" officeooo:rsid="0011543d" officeooo:paragraph-rsid="0011543d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1543d" officeooo:paragraph-rsid="00154795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4pt" officeooo:rsid="0011543d" officeooo:paragraph-rsid="0011543d" style:font-size-asian="14pt" style:font-size-complex="14pt"/>
    </style:style>
    <style:style style:name="P8" style:family="paragraph" style:parent-style-name="Standard">
      <style:text-properties fo:font-size="14pt" fo:font-weight="normal" officeooo:rsid="0011543d" officeooo:paragraph-rsid="0011543d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543d" officeooo:paragraph-rsid="0012ad3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2ad30" officeooo:paragraph-rsid="0012ad30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ad30" officeooo:paragraph-rsid="0013e422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2ad30" officeooo:paragraph-rsid="00154795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3e422" officeooo:paragraph-rsid="0013e422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3pt" fo:font-weight="normal" officeooo:rsid="0011543d" officeooo:paragraph-rsid="0013e422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3e422" officeooo:paragraph-rsid="0013e422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2pt" officeooo:rsid="0011543d" officeooo:paragraph-rsid="0011543d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2ad3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35528" style:font-size-asian="12pt" style:font-size-complex="12pt"/>
    </style:style>
    <style:style style:name="T6" style:family="text">
      <style:text-properties fo:font-size="12pt" officeooo:rsid="0013e422" style:font-size-asian="12pt" style:font-size-complex="12pt"/>
    </style:style>
    <style:style style:name="T7" style:family="text">
      <style:text-properties fo:font-size="12pt" officeooo:rsid="00154795" style:font-size-asian="12pt" style:font-size-complex="12pt"/>
    </style:style>
    <style:style style:name="T8" style:family="text">
      <style:text-properties officeooo:rsid="00135528"/>
    </style:style>
    <style:style style:name="T9" style:family="text">
      <style:text-properties officeooo:rsid="0013e422"/>
    </style:style>
    <style:style style:name="T10" style:family="text">
      <style:text-properties fo:font-size="13pt" officeooo:rsid="00135528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крипт</text:p>
      <text:p text:style-name="P4">1. Фильтрация</text:p>
      <text:p text:style-name="P7">-<text:span text:style-name="T2">кто по профессии</text:span></text:p>
      <text:p text:style-name="P7">-<text:span text:style-name="T2">еще фильтры, если придумаю</text:span></text:p>
      <text:p text:style-name="P1"/>
      <text:p text:style-name="P1"><text:span text:style-name="T1">2. Подготовка</text:span></text:p>
      <text:p text:style-name="P1"/>
      <text:p text:style-name="P7">-<text:span text:style-name="T2">собрать инфу</text:span></text:p>
      <text:p text:style-name="P7">-<text:span text:style-name="T8">подчинить</text:span></text:p>
      <text:p text:style-name="P16"><text:tab/>-<text:span text:style-name="T8">оценка</text:span></text:p>
      <text:p text:style-name="P16"><text:tab/>-<text:span text:style-name="T8">одобрение/порицание</text:span></text:p>
      <text:p text:style-name="P16"><text:tab/>-<text:span text:style-name="T8">занижение самооценки и завышение оценки девушки</text:span></text:p>
      <text:p text:style-name="P16"><text:tab/>-<text:span text:style-name="T9">ощущение отсутствия контроля над ситуацией</text:span></text:p>
      <text:p text:style-name="P7">-<text:span text:style-name="T2">продать себя правильно</text:span></text:p>
      <text:p text:style-name="P16"><text:tab/>-<text:span text:style-name="T8">высокий ранг по его критериям</text:span></text:p>
      <text:p text:style-name="P16"><text:tab/>-<text:span text:style-name="T8">развратная</text:span></text:p>
      <text:p text:style-name="P1"><text:span text:style-name="T1"/></text:p>
      <text:p text:style-name="P1"><text:span text:style-name="T3">-собрать инфу</text:span> </text:p>
      <text:p text:style-name="P1"><text:tab/>-<text:span text:style-name="T2">хобби</text:span></text:p>
      <text:p text:style-name="P1"><text:tab/>-<text:span text:style-name="T2">что ищет а сайте</text:span></text:p>
      <text:p text:style-name="P1"><text:tab/>-<text:span text:style-name="T2">какие девушки нравятся<text:tab/></text:span></text:p>
      <text:p text:style-name="P1"><text:tab/>-<text:span text:style-name="T2">какой он по характеру/яркое собитие из жизни</text:span></text:p>
      <text:p text:style-name="P1"><text:tab/>-<text:span text:style-name="T2">какой он с девушками</text:span></text:p>
      <text:p text:style-name="P2"><text:tab/>-узнать ценности</text:p>
      <text:p text:style-name="P2"><text:tab/>-узнать <text:span text:style-name="T2">рабочие места</text:span></text:p>
      <text:p text:style-name="P7">-навести на вопрос о телефоне и отказать</text:p>
      <text:p text:style-name="P1"/>
      <text:p text:style-name="P5">3. Разогрев</text:p>
      <text:p text:style-name="P8">____________</text:p>
      <text:p text:style-name="P8">-<text:span text:style-name="T2">привязать к себе еще сильнее через ценности, представления о девушках и боли</text:span></text:p>
      <text:p text:style-name="P11"><text:span text:style-name="T5"><text:tab/></text:span><text:span text:style-name="T10">-проработать боли</text:span></text:p>
      <text:p text:style-name="P11"><text:span text:style-name="T5"><text:tab/><text:tab/>-погрузить в ощущение боли</text:span></text:p>
      <text:p text:style-name="P11"><text:span text:style-name="T5"><text:tab/><text:tab/>-повысить силу её восприятия</text:span></text:p>
      <text:p text:style-name="P11"><text:span text:style-name="T5"><text:tab/><text:tab/>-повысить её значимость</text:span></text:p>
      <text:p text:style-name="P11"><text:span text:style-name="T5"><text:tab/><text:tab/><text:tab/>-привязать её к важным для него ценностям</text:span></text:p>
      <text:p text:style-name="P11"><text:span text:style-name="T5"><text:tab/><text:tab/>-привязать надежду на избавление к себе </text:span><text:span text:style-name="T6">(ТСОС)</text:span></text:p>
      <text:p text:style-name="P8"/>
      <text:p text:style-name="P8">-<text:span text:style-name="T2">подчинить еще сильнее</text:span></text:p>
      <text:p text:style-name="P14"><text:tab/>-<text:span text:style-name="T9">привычка подчиняться и не перечить </text:span>-<text:span text:style-name="T8">одобрение/порицание</text:span></text:p>
      <text:p text:style-name="P14"><text:tab/>--<text:span text:style-name="T8">оценка</text:span></text:p>
      <text:p text:style-name="P14"><text:span text:style-name="T8"><text:tab/>-ощущение отсутствия контроля над ситуацией</text:span></text:p>
      <text:p text:style-name="P14"><text:tab/>-<text:span text:style-name="T8">занижение самооценки и завышение оценки девушки</text:span></text:p>
      <text:p text:style-name="P14"/>
      <text:p text:style-name="P9">-<text:span text:style-name="T2">возбудить</text:span></text:p>
      <text:p text:style-name="P9">_____________</text:p>
      <text:p text:style-name="P10"><text:span text:style-name="T9">1. П</text:span>ривяз<text:span text:style-name="T9">ка и возбуждение</text:span></text:p>
      <text:p text:style-name="P10"><text:soft-page-break/><text:tab/><text:span text:style-name="T4">-подробнее узнать о рабочих зонах </text:span><text:span text:style-name="T5">и проработать их <text:s/>(по ходу или потом, узнав все?)</text:span></text:p>
      <text:p text:style-name="P10"><text:tab/><text:tab/><text:span text:style-name="T4">-какие девушки нравятся</text:span></text:p>
      <text:p text:style-name="P10"><text:span text:style-name="T4"><text:tab/><text:tab/>-самое яркое романтическое воспоминание </text:span></text:p>
      <text:p text:style-name="P10"><text:span text:style-name="T4"><text:tab/><text:tab/>-лучшая девушка в его жизни </text:span></text:p>
      <text:p text:style-name="P10"><text:span text:style-name="T4"><text:tab/><text:tab/>-самое неприятное воспоминание, связанное с девушками</text:span></text:p>
      <text:p text:style-name="P10"><text:span text:style-name="T4"><text:tab/><text:tab/>-</text:span><text:span text:style-name="T5">лучшее свидание, которое он устраивал своей девушке</text:span></text:p>
      <text:p text:style-name="P10"><text:span text:style-name="T5"><text:tab/><text:tab/>-что в нём нравилось его подругам<text:tab/><text:tab/></text:span></text:p>
      <text:p text:style-name="P10"/>
      <text:p text:style-name="P10"><text:span text:style-name="T5"/></text:p>
      <text:p text:style-name="P10"><text:span text:style-name="T5"><text:tab/><text:tab/>-какой он в сексе</text:span></text:p>
      <text:p text:style-name="P10"><text:span text:style-name="T5"><text:tab/><text:tab/>-лучший секс в его жизни</text:span></text:p>
      <text:p text:style-name="P10"><text:span text:style-name="T5"><text:tab/><text:tab/>-лучшая девушка в сексе, чем она была так хороша</text:span></text:p>
      <text:p text:style-name="P10"><text:span text:style-name="T5"><text:tab/><text:tab/>-чем он хорош в сексе</text:span></text:p>
      <text:p text:style-name="P10"><text:span text:style-name="T5"/></text:p>
      <text:p text:style-name="P10"><text:span text:style-name="T5"><text:tab/>-проработать боли</text:span></text:p>
      <text:p text:style-name="P10"><text:span text:style-name="T5"><text:tab/><text:tab/>-погрузить в ощущение боли</text:span></text:p>
      <text:p text:style-name="P10"><text:span text:style-name="T5"><text:tab/><text:tab/>-повысить силу её восприятия</text:span></text:p>
      <text:p text:style-name="P10"><text:span text:style-name="T5"><text:tab/><text:tab/>-повысить её значимость</text:span></text:p>
      <text:p text:style-name="P10"><text:span text:style-name="T5"><text:tab/><text:tab/><text:tab/>-привязать её к важным для него ценностям</text:span></text:p>
      <text:p text:style-name="P10"><text:span text:style-name="T5"><text:tab/><text:tab/>-привязать надежду на избавление к себе </text:span><text:span text:style-name="T6">(ТСОС)</text:span></text:p>
      <text:p text:style-name="P15"><text:span text:style-name="T8">2. </text:span>Разогрев для закрытия</text:p>
      <text:p text:style-name="P13"><text:span text:style-name="T4"><text:tab/>-</text:span><text:span text:style-name="T7">возбудить</text:span></text:p>
      <text:p text:style-name="P10"><text:span text:style-name="T5"><text:tab/>-</text:span><text:span text:style-name="T7">усилить желание ебаться</text:span></text:p>
      <text:p text:style-name="P10"><text:span text:style-name="T7"><text:tab/>-усилить желание выебать многих </text:span></text:p>
      <text:p text:style-name="P10"><text:span text:style-name="T7"><text:tab/>-усилить желание сделать мне хорошо</text:span></text:p>
      <text:p text:style-name="P5">4. Закрытие</text:p>
      <text:p text:style-name="P6"><text:span text:style-name="T7"><text:tab/>-подвести к встрече в нужную дату (ближе)</text:span></text:p>
      <text:p text:style-name="P12"><text:span text:style-name="T7"><text:tab/>-мне пора собираться спать (дальше)</text:span></text:p>
      <text:p text:style-name="P12"><text:span text:style-name="T7"><text:tab/>-меня подруга пригласила кое-куда, но сказать стесняюсь (дальше)</text:span></text:p>
      <text:p text:style-name="P12"><text:span text:style-name="T7"><text:tab/>-в ответ: а ты не подумаешь, что я слишком развратная?</text:span></text:p>
      <text:p text:style-name="P12"><text:span text:style-name="T7"><text:tab/>-ссылка</text:span></text:p>
      <text:p text:style-name="P12"><text:span text:style-name="T7"><text:tab/>-ничего не знаю, подруга регистрировала нас</text:span></text:p>
      <text:p text:style-name="P12"><text:span text:style-name="T7"><text:tab/>-</text:span></text:p>
      <text:p text:style-name="P12"/>
      <text:p text:style-name="P5">5. Поддерж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6:27:06.657779820</meta:creation-date>
    <dc:date>2017-11-09T18:17:02.352752442</dc:date>
    <meta:editing-duration>PT8M35S</meta:editing-duration>
    <meta:editing-cycles>1</meta:editing-cycles>
    <meta:document-statistic meta:table-count="0" meta:image-count="0" meta:object-count="0" meta:page-count="2" meta:paragraph-count="71" meta:word-count="294" meta:character-count="2062" meta:non-whitespace-character-count="1759"/>
    <meta:generator>LibreOffice/4.3.3.2$Linux_x86 LibreOffice_project/430m0$Build-2</meta:generator>
  </office:meta>
</office:document-meta>
</file>